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-asian="Times New Roman" fo:language="en" fo:country="US" style:language-asian="nb" style:country-asian="NO"/>
    </style:style>
    <style:style style:name="P2" style:parent-style-name="Normal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3" style:parent-style-name="Normal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00FF00" fo:language="en" fo:country="US" style:language-asian="nb" style:country-asian="NO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2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6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2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2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2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2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28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2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30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3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32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3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3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37" style:parent-style-name="Normal" style:family="paragraph">
      <style:paragraph-properties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3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3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46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4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48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4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5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5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5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56" style:parent-style-name="Normal" style:family="paragraph">
      <style:paragraph-properties fo:margin-top="0.0694in" fo:line-height="100%" fo:margin-left="0.25in">
        <style:tab-stops/>
      </style:paragraph-properties>
    </style:style>
    <style:style style:name="T5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6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6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67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6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6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3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74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75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7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7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7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80" style:parent-style-name="Normal" style:family="paragraph">
      <style:paragraph-properties fo:margin-bottom="0.0333in"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81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82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83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8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8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8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8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88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8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90" style:parent-style-name="Normal" style:family="paragraph">
      <style:paragraph-properties fo:margin-top="0.0694in" fo:line-height="100%" fo:margin-left="0.25in">
        <style:tab-stops/>
      </style:paragraph-properties>
    </style:style>
    <style:style style:name="T9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93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9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9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99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00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0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0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07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0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0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1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1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12" style:parent-style-name="Normal" style:family="paragraph">
      <style:paragraph-properties fo:margin-bottom="0.0333in"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style:language-asian="nb" style:country-asian="NO"/>
    </style:style>
    <style:style style:name="P113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14" style:parent-style-name="Normal" style:family="paragraph">
      <style:paragraph-properties fo:margin-top="0.0694in" fo:line-height="100%" fo:margin-left="0.25in">
        <style:tab-stops/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1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</style:style>
    <style:style style:name="T11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1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1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19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2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22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23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2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2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26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27" style:parent-style-name="Normal" style:family="paragraph">
      <style:paragraph-properties fo:margin-top="0.0694in" fo:margin-bottom="0.1284in" fo:line-height="100%" fo:margin-left="0.25in">
        <style:tab-stops/>
      </style:paragraph-properties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  <style:style style:name="P128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129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3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3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32" style:parent-style-name="Normal" style:family="paragraph">
      <style:paragraph-properties fo:margin-bottom="0.0333in" fo:line-height="100%"/>
      <style:text-properties style:font-name="Times New Roman" style:font-name-asian="Times New Roman" style:font-name-complex="Times New Roman" fo:font-weight="bold" style:font-weight-asian="bold" style:font-weight-complex="bold" fo:color="#222222" fo:font-size="12pt" style:font-size-asian="12pt" style:font-size-complex="12pt" fo:language="en" fo:country="US" style:language-asian="nb" style:country-asian="NO"/>
    </style:style>
    <style:style style:name="P133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P134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3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3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3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3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3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140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4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4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T143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4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45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146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4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49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150" style:parent-style-name="Normal" style:family="paragraph">
      <style:paragraph-properties fo:margin-top="0.0694in" fo:margin-bottom="0.1284in" fo:line-height="100%" fo:margin-left="0.25in">
        <style:tab-stops/>
      </style:paragraph-properties>
    </style:style>
    <style:style style:name="T151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53" style:parent-style-name="Normal" style:family="paragraph">
      <style:paragraph-properties fo:margin-top="0.0694in" fo:margin-bottom="0.1284in" fo:line-height="100%" fo:margin-left="0.25in">
        <style:tab-stops>
          <style:tab-stop style:type="left" style:position="-0.077in"/>
        </style:tab-stops>
      </style:paragraph-properties>
      <style:text-properties style:font-name="Times New Roman" style:font-name-asian="Times New Roman" style:font-name-complex="Times New Roman" fo:color="#000000" fo:font-size="12pt" style:font-size-asian="12pt" style:font-size-complex="12pt" style:language-asian="nb" style:country-asian="NO"/>
    </style:style>
    <style:style style:name="P154" style:parent-style-name="Normal" style:family="paragraph">
      <style:paragraph-properties fo:margin-top="0.0694in" fo:line-height="100%" fo:margin-left="0.25in">
        <style:tab-stops/>
      </style:paragraph-properties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56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background-color="#FFFF00" fo:language="en" fo:country="US" style:language-asian="nb" style:country-asian="NO"/>
    </style:style>
    <style:style style:name="P157" style:parent-style-name="Normal" style:family="paragraph">
      <style:paragraph-properties fo:line-height="100%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 fo:language="en" fo:country="US" style:language-asian="nb" style:country-asian="NO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tyle="italic" style:font-style-asian="italic" fo:color="#000000" fo:font-size="12pt" style:font-size-asian="12pt" style:font-size-complex="12pt" fo:language="en" fo:country="US" style:language-asian="nb" style:country-asian="NO"/>
    </style:style>
  </office:automatic-styles>
  <office:body>
    <office:text text:use-soft-page-breaks="true">
      <text:h text:style-name="P1" text:outline-level="1">Exam 70-516 Skills Measured</text:h>
      <text:p text:style-name="P2"/>
      <text:p text:style-name="P3">Modeling Data (20%)</text:p>
      <text:list text:style-name="LFO1" text:continue-numbering="true">
        <text:list-item>
          <text:p text:style-name="P4"><text:span text:style-name="T5">Map entities and relationships by using the Entity Data Model.</text:span><text:span text:style-name="T6"><text:line-break/>This objective may include but is not limited to: using the Visual Designer, building an entity data model from an existing database, managing complex entity mappings in EDMX, editing EDM XML, mapping to stored procedures, creating user-defined associations between entities,<text:s/></text:span><text:span text:style-name="T7">generating classes with inheritance and mapping them to tables</text:span><text:span text:style-name="T8"><text:line-break/></text:span><text:span text:style-name="T9"><text:line-break/></text:span><text:span text:style-name="T10">This objective does not include: using MetadataWorkspace</text:span></text:p>
        </text:list-item>
        <text:list-item>
          <text:p text:style-name="P11">Map entities and relationships by using LINQ to SQL.</text:p>
        </text:list-item>
      </text:list>
      <text:p text:style-name="P12"><text:span text:style-name="T13">This objective may include but is not limited to: using the Visual Designer, building a LINQ to SQL model from an existing database,<text:s/></text:span><text:span text:style-name="T14">mapping to stored procedures</text:span></text:p>
      <text:list text:style-name="LFO1" text:continue-numbering="true">
        <text:list-item>
          <text:p text:style-name="P15">Create and customize entity objects.</text:p>
        </text:list-item>
      </text:list>
      <text:p text:style-name="P16"><text:span text:style-name="T17">This objective may include but is not limited to: configuring changes to an Entity Framework entity, using the ADO.NET<text:s/></text:span><text:span text:style-name="T18">EntityObject Generator</text:span><text:span text:style-name="T19"><text:s/>(T4),<text:s/></text:span><text:span text:style-name="T20">extending, self-tracking entities, snapshot change tracking, ObjectStateManager, partial classes, partial methods in the Entity Framework</text:span><text:span text:style-name="T21"><text:s/></text:span></text:p>
      <text:list text:style-name="LFO1" text:continue-numbering="true">
        <text:list-item>
          <text:p text:style-name="P22"><text:span text:style-name="T23">Connect a POCO model to the Entity Framework.</text:span><text:span text:style-name="T24"><text:line-break/>This objective may include but is not limited to:<text:s/></text:span><text:span text:style-name="T25">implementing the Entity Framework with persistence ignorance, user-created POCO entities</text:span><text:span text:style-name="T26"><text:line-break/></text:span><text:span text:style-name="T27"><text:line-break/></text:span><text:span text:style-name="T28">This objective does not include: using the POCO templates</text:span></text:p>
        </text:list-item>
        <text:list-item>
          <text:p text:style-name="P29">Create the database from the Entity Framework model.</text:p>
        </text:list-item>
      </text:list>
      <text:p text:style-name="P30">This objective may include but is not limited to: customizing the Data Definition Language (DDL) (templates) generation process, generating scripts for a database, Entity Data Model tools</text:p>
      <text:list text:style-name="LFO1" text:continue-numbering="true">
        <text:list-item>
          <text:p text:style-name="P31">Create model-defined functions.</text:p>
        </text:list-item>
      </text:list>
      <text:p text:style-name="P32"><text:span text:style-name="T33">This objective may include but is not limited to: editing the Conceptual Schema Definition Language CSDL,<text:s/></text:span><text:span text:style-name="T34">enabling model-defined functions</text:span><text:span text:style-name="T35"><text:s/>by using the EdmFunction attribute,<text:s/></text:span><text:span text:style-name="T36">complex types</text:span></text:p>
      <text:p text:style-name="P37">Managing Connections and Context (18%)</text:p>
      <text:list text:style-name="LFO2" text:continue-numbering="true">
        <text:list-item>
          <text:p text:style-name="P38"><text:span text:style-name="T39">Configure connection strings and providers.</text:span><text:span text:style-name="T40"><text:line-break/>This objective may include but is not limited to: managing connection strings including Entity Framework connection strings, using the ConfigurationManager, correctly addressing the Microsoft SQL Server instance, implementing connection pooling,<text:s/></text:span><text:soft-page-break/><text:span text:style-name="T41">managing User Instanceand AttachDBfilename,<text:s/></text:span><text:span text:style-name="T42">switching providers</text:span><text:span text:style-name="T43">, implementing multiple active result sets (MARS)</text:span><text:span text:style-name="T44"><text:line-break/></text:span><text:span text:style-name="T45"><text:line-break/></text:span><text:span text:style-name="T46">This objective does not include: using the ConnectionStringBuilder; Oracle data provider; creating and using a custom provider; using third-party providers</text:span></text:p>
        </text:list-item>
        <text:list-item>
          <text:p text:style-name="P47">Create and manage a data connection.</text:p>
        </text:list-item>
      </text:list>
      <text:p text:style-name="P48">This objective may include but is not limited to: connecting to a data source, closing connections, maintaining the life cycle of a connection</text:p>
      <text:list text:style-name="LFO2" text:continue-numbering="true">
        <text:list-item>
          <text:p text:style-name="P49"><text:span text:style-name="T50">Secure a connection.</text:span><text:span text:style-name="T51"><text:line-break/>This objective may include but is not limited to:<text:s/></text:span><text:span text:style-name="T52">encrypting and decrypting connection strings, using Security Support Provider Interface (SSPI) or SQL Server authentication, read only vs. read/write connections</text:span><text:span text:style-name="T53"><text:line-break/></text:span><text:span text:style-name="T54"><text:line-break/>This objective does not include:  Secure Sockets Layer (SSL)</text:span></text:p>
        </text:list-item>
        <text:list-item>
          <text:p text:style-name="P55">Manage the DataContext and ObjectContext.</text:p>
        </text:list-item>
      </text:list>
      <text:p text:style-name="P56"><text:span text:style-name="T57">This objective may include but is not limited to:<text:s/></text:span><text:span text:style-name="T58">managing the life cycle of DataContext and ObjectContext</text:span><text:span text:style-name="T59">,<text:s/></text:span><text:span text:style-name="T60">extending the DataContext and ObjectContext, supporting POCO</text:span></text:p>
      <text:list text:style-name="LFO2" text:continue-numbering="true">
        <text:list-item>
          <text:p text:style-name="P61"><text:span text:style-name="T62">Implement eager loading.</text:span><text:span text:style-name="T63"><text:line-break/>This objective may include but is not limited to: configuring loading strategy by using<text:s/></text:span><text:span text:style-name="T64">LazyLoadingEnabled</text:span><text:span text:style-name="T65">,<text:s/></text:span><text:span text:style-name="T66">supporting lazy loading with POCO, explicitly loading entities</text:span></text:p>
        </text:list-item>
        <text:list-item>
          <text:p text:style-name="P67"><text:span text:style-name="T68">Cache data.</text:span><text:span text:style-name="T69"><text:line-break/>This objective may include but is not limited to</text:span><text:span text:style-name="T70">: DataContext and ObjectContext cache including identity map, local data cache</text:span><text:span text:style-name="T71"><text:line-break/></text:span><text:span text:style-name="T72"><text:line-break/></text:span><text:span text:style-name="T73">This objective does not include: Velocity, SqlCacheDependency</text:span></text:p>
        </text:list-item>
        <text:list-item>
          <text:p text:style-name="P74">Configure ADO.NET Data Services.</text:p>
        </text:list-item>
      </text:list>
      <text:p text:style-name="P75"><text:span text:style-name="T76">This objective may include but is not limited to: creating access rules for entities, configuring authorization and<text:s/></text:span><text:span text:style-name="T77">authentication</text:span><text:span text:style-name="T78">,<text:s/></text:span><text:span text:style-name="T79">configuring HTTP verbs</text:span></text:p>
      <text:p text:style-name="P80">Querying Data (22%)</text:p>
      <text:list text:style-name="LFO3" text:continue-numbering="true">
        <text:list-item>
          <text:p text:style-name="P81">Execute a SQL query.</text:p>
        </text:list-item>
      </text:list>
      <text:p text:style-name="P82">This objective may include but is not limited to: DBCommand, DataReader, DataAdapters, DataSets, managing data retrieval by using stored procedures, using parameters, System.Data.Common namespace classes</text:p>
      <text:list text:style-name="LFO3" text:continue-numbering="true">
        <text:list-item>
          <text:p text:style-name="P83"><text:span text:style-name="T84">Create a LINQ query.</text:span><text:span text:style-name="T85"><text:line-break/>This objective may include but is not limited to: syntax-based and method-based queries, joining, filtering, sorting, grouping, aggregation, lambda expressions, paging, projection</text:span><text:span text:style-name="T86"><text:line-break/></text:span><text:span text:style-name="T87"><text:line-break/></text:span><text:span text:style-name="T88">This objective does not include: compiling queries</text:span></text:p>
        </text:list-item>
        <text:list-item>
          <text:p text:style-name="P89">Create an Entity SQL (ESQL) query.</text:p>
        </text:list-item>
      </text:list>
      <text:p text:style-name="P90"><text:span text:style-name="T91">This objective may include but is not limited to:<text:s/></text:span><text:span text:style-name="T92">joining, filtering, sorting, grouping, aggregation, paging, using functions, query plan caching, returning a reference to an entity instance, using parameters with ESQL, functionality related to EntityClient classes</text:span></text:p>
      <text:list text:style-name="LFO3" text:continue-numbering="true">
        <text:list-item>
          <text:p text:style-name="P93"><text:span text:style-name="T94">Handle special data types.</text:span><text:span text:style-name="T95"><text:line-break/>This objective may include but is not limited to</text:span><text:span text:style-name="T96">: querying BLOBs, filestream, spatial and table-valued parameters</text:span><text:span text:style-name="T97"><text:line-break/></text:span><text:span text:style-name="T98"><text:line-break/></text:span><text:span text:style-name="T99">This objective does not include: implementing data types for unstructured data, user-defined types, Common Language Runtime (CLR) types</text:span></text:p>
        </text:list-item>
        <text:list-item>
          <text:p text:style-name="P100"><text:span text:style-name="T101">Query XML.</text:span><text:span text:style-name="T102"><text:line-break/>This objective may include but is not limited to: LINQ to XML, XmlReader, XmlDocuments, XPath</text:span><text:span text:style-name="T103"><text:line-break/></text:span><text:span text:style-name="T104"><text:line-break/></text:span><text:span text:style-name="T105">This objective does not include: XSLT, XmlWriter</text:span></text:p>
        </text:list-item>
        <text:list-item>
          <text:p text:style-name="P106">Query data by using WCF.NET Data Services.</text:p>
        </text:list-item>
      </text:list>
      <text:p text:style-name="P107"><text:span text:style-name="T108">This objective may include but is not limited to: implementing filtering and<text:s/></text:span><text:span text:style-name="T109">entitlement</text:span><text:span text:style-name="T110"><text:s/>in WCF.NET Data Services, addressing resources, creating a query expression, accessing payload formats,<text:s/></text:span><text:span text:style-name="T111">Data Services interceptors</text:span></text:p>
      <text:p text:style-name="P112">Manipulating Data (22%)</text:p>
      <text:list text:style-name="LFO4" text:continue-numbering="true">
        <text:list-item>
          <text:p text:style-name="P113">Create, update, or delete data by using SQL statements.</text:p>
        </text:list-item>
      </text:list>
      <text:p text:style-name="P114">This objective may include but is not limited to: Create/Update/Delete (CUD), using DataSets, calling stored procedures, using parameters</text:p>
      <text:list text:style-name="LFO4" text:continue-numbering="true">
        <text:list-item>
          <text:p text:style-name="P115"><text:span text:style-name="T116">Create, update, or delete data by using DataContext.</text:span><text:span text:style-name="T117"><text:line-break/>This objective may include but is not limited to:<text:s/></text:span><text:span text:style-name="T118">CUD, calling stored procedures, using parameters</text:span><text:span text:style-name="T119"><text:line-break/></text:span><text:span text:style-name="T120"><text:line-break/></text:span><text:span text:style-name="T121">This objective does not include: ObjectTrackingEnabled</text:span></text:p>
        </text:list-item>
        <text:list-item>
          <text:p text:style-name="P122">Create, update, or delete data by using ObjectContext.</text:p>
        </text:list-item>
      </text:list>
      <text:p text:style-name="P123"><text:span text:style-name="T124">This objective may include but is not limited to:<text:s/></text:span><text:span text:style-name="T125">CUD, calling stored procedures, using parameters, setting SaveOptions</text:span></text:p>
      <text:list text:style-name="LFO4" text:continue-numbering="true">
        <text:list-item>
          <text:p text:style-name="P126">Manage transactions.<text:line-break/>This objective may include<text:s/>but is not limited to: System.Transactions, DBTransaction, rolling back a transaction, Lightweight Transaction Manager (LTM)</text:p>
        </text:list-item>
      </text:list>
      <text:p text:style-name="P127">This objective does not include: distributed transactions, multiple updates within a transaction, multiple synchronization of data within an acidic transaction</text:p>
      <text:list text:style-name="LFO4" text:continue-numbering="true">
        <text:list-item>
          <text:p text:style-name="P128">Create disconnected objects.</text:p>
        </text:list-item>
      </text:list>
      <text:soft-page-break/>
      <text:p text:style-name="P129"><text:span text:style-name="T130">This objective may include but is not limited to:<text:s/></text:span><text:span text:style-name="T131">creating self-tracking entities in the Entity Framework, attaching objects, DataSets, table adapters</text:span></text:p>
      <text:p text:style-name="P132">Developing and Deploying Reliable Applications (18%)</text:p>
      <text:list text:style-name="LFO5" text:continue-numbering="true">
        <text:list-item>
          <text:p text:style-name="P133">Monitor and collect performance data.</text:p>
        </text:list-item>
      </text:list>
      <text:p text:style-name="P134"><text:span text:style-name="T135">This objective may include but is not limited to:<text:s/></text:span><text:span text:style-name="T136">logging generated SQL</text:span><text:span text:style-name="T137"><text:s/>(ToTraceString), collecting response times, implementing performance counters, implementing logging,<text:s/></text:span><text:span text:style-name="T138">implementing instrumentation</text:span></text:p>
      <text:list text:style-name="LFO5" text:continue-numbering="true">
        <text:list-item>
          <text:p text:style-name="P139">Handle exceptions.</text:p>
        </text:list-item>
      </text:list>
      <text:p text:style-name="P140"><text:span text:style-name="T141">This objective may include but is not limited to:<text:s/></text:span><text:span text:style-name="T142">resolving data concurrency issues</text:span><text:span text:style-name="T143"><text:s/>(handling OptimisticConcurrency exception, Refresh method),<text:s/></text:span><text:span text:style-name="T144">handling errors, transaction exceptions, connection exceptions, timeout exceptions, handling an exception from the Entity Framework disconnected object, security exceptions</text:span></text:p>
      <text:list text:style-name="LFO5" text:continue-numbering="true">
        <text:list-item>
          <text:p text:style-name="P145">Protect data.</text:p>
        </text:list-item>
      </text:list>
      <text:p text:style-name="P146"><text:span text:style-name="T147">This objective may include but is not limited to</text:span><text:span text:style-name="T148">: encryption, digital signature, hashing, salting, least privilege</text:span></text:p>
      <text:list text:style-name="LFO5" text:continue-numbering="true">
        <text:list-item>
          <text:p text:style-name="P149">Synchronize data.</text:p>
        </text:list-item>
      </text:list>
      <text:p text:style-name="P150"><text:span text:style-name="T151">This objective may include but is not limited to:<text:s/></text:span><text:span text:style-name="T152">online/offline Entity Framework, synchronization services, saving locally</text:span></text:p>
      <text:list text:style-name="LFO5" text:continue-numbering="true">
        <text:list-item>
          <text:p text:style-name="P153">Deploy ADO.NET components.</text:p>
        </text:list-item>
      </text:list>
      <text:p text:style-name="P154"><text:span text:style-name="T155">This objective may include but is not limited to</text:span><text:span text:style-name="T156">: packaging and publishing from Visual Studio, deploying an ADO.NET Services application; packaging and deploying Entity Framework metadata</text:span></text:p>
      <text:p text:style-name="P157"><text:span text:style-name="T158"><text:line-break/></text:span><text:span text:style-name="T159">This objective does not include: configuring IIS, MSDeploy, MSBuil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edrik Bertilsson</meta:initial-creator>
    <dc:creator>Fredrik Bertilsson</dc:creator>
    <meta:creation-date>2014-03-27T20:36:00Z</meta:creation-date>
    <dc:date>2014-03-29T15:34:00Z</dc:date>
    <meta:template xlink:href="Normal.dotm" xlink:type="simple"/>
    <meta:editing-cycles>4</meta:editing-cycles>
    <meta:editing-duration>PT154680S</meta:editing-duration>
    <meta:document-statistic meta:page-count="4" meta:paragraph-count="14" meta:word-count="1177" meta:character-count="7404" meta:row-count="52" meta:non-whitespace-character-count="6241"/>
  </office:meta>
</office:document-meta>
</file>